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P4" style:family="paragraph" style:parent-style-name="Standard">
      <style:paragraph-properties fo:margin-top="0cm"/>
    </style:style>
    <style:style style:name="P5" style:family="paragraph" style:parent-style-name="Standard">
      <style:paragraph-properties fo:margin-top="0cm"/>
    </style:style>
    <style:style style:name="T5_1" style:family="text"/>
    <style:style style:name="P6" style:family="paragraph" style:parent-style-name="Standard">
      <style:paragraph-properties fo:margin-top="0cm"/>
    </style:style>
    <style:style style:name="P7" style:family="paragraph" style:parent-style-name="Standard">
      <style:paragraph-properties fo:margin-top="0cm"/>
    </style:style>
    <style:style style:name="T7_1" style:family="text"/>
    <style:style style:name="T7_2" style:family="text" style:parent-style-name="Standard"/>
    <style:style style:name="P8" style:family="paragraph" style:parent-style-name="Normal"/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T10_1" style:family="text"/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margin-top="0cm"/>
    </style:style>
    <style:style style:name="T12_1" style:family="text"/>
    <style:style style:name="T12_2" style:family="text" style:parent-style-name="Standard"/>
    <style:style style:name="P13" style:family="paragraph" style:parent-style-name="Normal"/>
    <style:style style:name="T13_1" style:family="text"/>
    <style:style style:name="T13_2" style:family="text" style:parent-style-name="Standard"/>
    <style:style style:name="P14" style:family="paragraph" style:parent-style-name="Normal"/>
    <style:style style:name="T14_1" style:family="text"/>
    <style:style style:name="T14_2" style:family="text" style:parent-style-name="Standard"/>
    <style:style style:name="P15" style:family="paragraph" style:parent-style-name="Normal"/>
    <style:style style:name="T15_1" style:family="text"/>
    <style:style style:name="T15_2" style:family="text" style:parent-style-name="Standard"/>
    <style:style style:name="P16" style:family="paragraph" style:parent-style-name="Normal"/>
    <style:style style:name="T16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T16_2" style:family="text"/>
    <style:style style:name="T16_3" style:family="text"/>
    <style:style style:name="T16_4" style:family="text" style:parent-style-name="Standard"/>
    <style:style style:name="P17" style:family="paragraph" style:parent-style-name="Normal"/>
    <style:style style:name="T17_1" style:family="text"/>
    <style:style style:name="T17_2" style:family="text" style:parent-style-name="Standard"/>
    <style:style style:name="P18" style:family="paragraph" style:parent-style-name="Normal"/>
    <style:style style:name="T18_1" style:family="text"/>
    <style:style style:name="T18_2" style:family="text" style:parent-style-name="Standard"/>
    <style:style style:name="P19" style:family="paragraph" style:parent-style-name="Normal"/>
    <style:style style:name="T19_1" style:family="text"/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 fo:margin-bottom="0cm"/>
    </style:style>
    <style:style style:name="T21_1" style:family="text"/>
  </office:automatic-styles>
  <office:body>
    <office:text>
      <text:p text:style-name="P1"><text:span text:style-name="T1_1">What<text:s/>is<text:s/>it<text:s/>:</text:span></text:p>
      <text:p text:style-name="P2"/>
      <text:p text:style-name="P3"><text:span text:style-name="T3_1">Arduino<text:s/>is<text:s/>an<text:s/>open-source<text:s/>platform<text:s/>used<text:s/>for<text:s/>building<text:s/>electronic<text:s/>devices.<text:s/>It<text:s/>consists<text:s/>of<text:s/>both<text:s/>a<text:s/>physical<text:s/>programmable<text:s/>circuit<text:s/>board<text:s/>and<text:s/>a<text:s/>piece<text:s/>of<text:s/>software<text:s/>that<text:s/>runs<text:s/>on<text:s/>a<text:s/>computer<text:s/>used<text:s/>to<text:s/>write<text:s/>and<text:s/>upload<text:s/>code<text:s/>to<text:s/>the<text:s/>physical<text:s/>board.</text:span></text:p>
      <text:p text:style-name="P4"/>
      <text:p text:style-name="P5"><text:span text:style-name="T5_1">What<text:s/>is<text:s/>it<text:s/>used<text:s/>for<text:s/>:</text:span></text:p>
      <text:p text:style-name="P6"/>
      <text:p text:style-name="P7"><text:span text:style-name="T7_1">The<text:s/>Arduino<text:s/>has<text:s/>become<text:s/>quite<text:s/>popular<text:s/>with<text:s/>people<text:s/>who<text:s/>are<text:s/>starting<text:s/>out<text:s/>with<text:s/>electronics.<text:s/>Unlike<text:s/>other<text:s/>programmable<text:s/>boards<text:s/>such<text:s/>as<text:s/>Raspberry<text:s/>Pi,<text:s/>it<text:s/>does<text:s/>not<text:s/>need<text:s/>a<text:s/>separate<text:s/>piece<text:s/>of<text:s/>hardware<text:s/>(called<text:s/>a<text:s/>programmer)<text:s/>in<text:s/>order<text:s/>to<text:s/>load<text:s/>to<text:s/>the<text:s/>board<text:s/>you<text:s/>can<text:s/>simply<text:s/>use<text:s/>a<text:s/>USB<text:s/>cable.<text:s/>The<text:s/>Arduino<text:s/>uses<text:s/>a<text:s/>simplified<text:s/>version<text:s/>of<text:s text:c="2"/>C++,<text:s/>which<text:s/>makes<text:s/>it<text:s/>easier<text:s/>to<text:s/>learn<text:s/>how<text:s/>to<text:s/>program<text:s/>it.
</text:span><text:span text:style-name="T7_2"><office:annotation><dc:creator>Grammarly</dc:creator><text:p text:style-name="P8"><text:span text:style-name="T8_1">Inserted:<text:s/>,</text:span></text:p></office:annotation></text:span></text:p>
      <text:p text:style-name="P9"/>
      <text:p text:style-name="P10"><text:span text:style-name="T10_1">What<text:s/>and<text:s/>why<text:s/>will<text:s/>I<text:s/>use<text:s/>it<text:s/>for<text:s/>:</text:span></text:p>
      <text:p text:style-name="P11"/>
      <text:p text:style-name="P12"><text:span text:style-name="T12_1">I<text:s/>will<text:s/>be<text:s/>using<text:s/>the<text:s/>Arduino<text:s/>Uno.<text:s/>Which<text:s/>are<text:s/>one<text:s/>of<text:s/>the<text:s/>more<text:s/>popular<text:s/>boards<text:s/>in<text:s/>the<text:s/>Arduino<text:s/>family<text:s/>and<text:s/>a<text:s/>good<text:s/>choice<text:s/>for<text:s/>a<text:s/>beginner?<text:s/>I<text:s/>will<text:s/>be<text:s/>creating<text:s/>a<text:s/>spirograph<text:s/>mentioned<text:s/>above<text:s/>using<text:s/>the<text:s/>Uno<text:s/>and<text:s/>specific<text:s/>Pressure<text:s/>Sensor<text:s/>(Honeywell<text:s/>RR<text:s/>Transducer<text:s/>ASDXRRX010ND7A5)<text:s/>to<text:s/>measure<text:s/>airflow.<text:s/>I<text:s/>am<text:s/>creating<text:s/>a<text:s/>spirograph<text:s/>to<text:s/>monitor<text:s/>the<text:s/>lung<text:s/>function<text:s/>of<text:s/>patients<text:s/>with<text:s/></text:span><text:span text:style-name="T12_2"><office:annotation><dc:creator>Grammarly</dc:creator><text:p text:style-name="P13"><text:span text:style-name="T13_1">Inserted:<text:s/>?</text:span></text:p></office:annotation></text:span><text:span text:style-name="T13_2"><office:annotation><dc:creator>Grammarly</dc:creator><text:p text:style-name="P14"><text:span text:style-name="T14_1">Inserted:<text:s/>A</text:span></text:p></office:annotation></text:span><text:span text:style-name="T14_2"><office:annotation><dc:creator>Grammarly</dc:creator><text:p text:style-name="P15"><text:span text:style-name="T15_1">Inserted:<text:s/>are</text:span></text:p></office:annotation></text:span><text:span text:style-name="T15_2"><office:annotation><dc:creator>Lorcan Healy</dc:creator><text:p text:style-name="P16"><text:span text:style-name="T16_1">might<text:s/>cover<text:s/>more<text:s/>than<text:s/>lung<text:s/>func</text:span></text:p></office:annotation></text:span><text:span text:style-name="T16_2">CF</text:span><text:span text:style-name="T16_3">.</text:span><text:span text:style-name="T16_4"><office:annotation><dc:creator>Grammarly</dc:creator><text:p text:style-name="P17"><text:span text:style-name="T17_1">Deleted:is</text:span></text:p></office:annotation></text:span><text:span text:style-name="T17_2"><office:annotation><dc:creator>Grammarly</dc:creator><text:p text:style-name="P18"><text:span text:style-name="T18_1">Deleted:a</text:span></text:p></office:annotation></text:span><text:span text:style-name="T18_2"><office:annotation><dc:creator>Grammarly</dc:creator><text:p text:style-name="P19"><text:span text:style-name="T19_1">Deleted:.</text:span></text:p></office:annotation></text:span></text:p>
      <text:p text:style-name="P20"/>
      <text:p text:style-name="P21"><text:span text:style-name="T21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1" meta:paragraph-count="7" meta:row-count="0" meta:word-count="187" meta:character-count="1024" meta:non-whitespace-character-count="841"/>
  </office:meta>
</office:document-meta>
</file>